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ngs for ML and AI</text:span></text:p>
      <text:p text:style-name="Standard">F. Marquardt’s course on ‘ML for physicists’</text:p>
      <text:p text:style-name="Standard"><text:a xlink:type="simple" xlink:href="https://machine-learning-for-physicists.org" text:style-name="ListLabel_20_1" text:visited-style-name="ListLabel_20_1"><text:span text:style-name="T2">https://machine-learning-for-physicists.org</text:span></text:a></text:p>
      <text:p text:style-name="Standard"/>
      <text:p text:style-name="Standard">OpenAI’s guide to RL specifically - they’re a really famous group so I suspect this is high-quality</text:p>
      <text:p text:style-name="Standard"><text:a xlink:type="simple" xlink:href="https://spinningup.openai.com/en/latest/" text:style-name="ListLabel_20_1" text:visited-style-name="ListLabel_20_1"><text:span text:style-name="T2">https://spinningup.openai.com/en/latest/</text:span></text:a></text:p>
      <text:p text:style-name="Standard"/>
      <text:p text:style-name="Standard">Stanford guide for deep learning</text:p>
      <text:p text:style-name="Standard"><text:a xlink:type="simple" xlink:href="http://ufldl.stanford.edu/tutorial/" text:style-name="ListLabel_20_1" text:visited-style-name="ListLabel_20_1"><text:span text:style-name="T2">http://ufldl.stanford.edu/tutorial/</text:span></text:a></text:p>
      <text:p text:style-name="Standard"/>
      <text:p text:style-name="Standard">MIT’s undergrad course in ML (has practice problems, etc.)</text:p>
      <text:p text:style-name="Standard"><text:a xlink:type="simple" xlink:href="https://openlearninglibrary.mit.edu/courses/course-v1:MITx+6.036+1T2019/about" text:style-name="ListLabel_20_1" text:visited-style-name="ListLabel_20_1"><text:span text:style-name="T2">https://openlearninglibrary.mit.edu/courses/course-v1:MITx+6.036+1T2019/about</text:span></text:a></text:p>
      <text:p text:style-name="Standard"/>
      <text:p text:style-name="Standard">Another MIT resource more focused on deep learning - the colab notebook exercises are pretty cool!</text:p>
      <text:p text:style-name="Standard"><text:a xlink:type="simple" xlink:href="http://introtodeeplearning.com" text:style-name="ListLabel_20_1" text:visited-style-name="ListLabel_20_1"><text:span text:style-name="T2">http://introtodeeplearning.com</text:span></text:a></text:p>
      <text:p text:style-name="Standard"/>
      <text:p text:style-name="Standard"/>
      <text:p text:style-name="Standard"><text:span text:style-name="T1">Quantum Specific</text:span></text:p>
      <text:p text:style-name="Standard"/>
      <text:p text:style-name="Standard">Warsaw Summer School on ML in QM and Chemistry:</text:p>
      <text:p text:style-name="Standard"><text:a xlink:type="simple" xlink:href="https://szkoly.idub.uw.edu.pl/program/" text:style-name="ListLabel_20_1" text:visited-style-name="ListLabel_20_1"><text:span text:style-name="T2">https://szkoly.idub.uw.edu.pl/program/</text:span></text:a></text:p>
      <text:p text:style-name="Standard"/>
      <text:p text:style-name="Standard">Qiskit</text:p>
      <text:p text:style-name="Standard"><text:a xlink:type="simple" xlink:href="https://qiskit.org/documentation/tutorials.html" text:style-name="ListLabel_20_1" text:visited-style-name="ListLabel_20_1"><text:span text:style-name="T2">https://qiskit.org/documentation/tutorials.html</text:span></text:a> (tutorials)</text:p>
      <text:p text:style-name="Standard"><text:a xlink:type="simple" xlink:href="https://qiskit.org/textbook/preface.html" text:style-name="ListLabel_20_1" text:visited-style-name="ListLabel_20_1"><text:span text:style-name="T2">https://qiskit.org/textbook/preface.html</text:span></text:a> (textbook)</text:p>
      <text:p text:style-name="Standard"><text:soft-page-break/></text:p>
      <text:p text:style-name="Standard">IBM Quantum Computing</text:p>
      <text:p text:style-name="Standard"><text:a xlink:type="simple" xlink:href="https://quantum-computing.ibm.com/composer/docs/iqx/guide/" text:style-name="ListLabel_20_1" text:visited-style-name="ListLabel_20_1"><text:span text:style-name="T2">https://quantum-computing.ibm.com/composer/docs/iqx/guide/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85" meta:character-count="872" meta:non-whitespace-character-count="806"/>
    <meta:generator>LibreOfficeDev/6.0.5.2$Linux_X86_64 LibreOffice_project/</meta:generator>
  </office:meta>
</office:document-meta>
</file>